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d32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fill="solid" draw:fill-color="#ffd320" draw:textarea-horizontal-align="center" draw:textarea-vertical-align="middle" draw:shadow="visib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01cm"/>
    </style:style>
    <style:style style:name="gr12" style:family="graphic" style:parent-style-name="standard">
      <style:graphic-properties draw:fill="solid" draw:fill-color="#e6e64c" draw:textarea-horizontal-align="center" draw:textarea-vertical-align="middle"/>
    </style:style>
    <style:style style:name="gr13" style:family="graphic" style:parent-style-name="standard">
      <style:graphic-properties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fo:min-height="0.6cm"/>
    </style:style>
    <style:style style:name="gr15" style:family="graphic" style:parent-style-name="standard">
      <style:graphic-properties draw:fill="solid" draw:fill-color="#ffff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2cm"/>
    </style:style>
    <style:style style:name="gr17" style:family="graphic" style:parent-style-name="standard">
      <style:graphic-properties draw:stroke="none" svg:stroke-color="#000000" draw:fill="none" draw:fill-color="#ffffff" fo:min-height="0.65cm"/>
    </style:style>
    <style:style style:name="gr18" style:family="graphic" style:parent-style-name="standard">
      <style:graphic-properties draw:fill="solid" draw:fill-color="#0047ff" draw:textarea-vertical-align="middle" draw:auto-grow-height="false" fo:min-height="0.749cm" fo:min-width="0.499cm"/>
    </style:style>
    <style:style style:name="gr19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d320" draw:textarea-horizontal-align="center" draw:textarea-vertical-align="middle" draw:shadow="hidden"/>
    </style:style>
    <style:style style:name="gr2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0.203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8pt" style:font-size-complex="18pt"/>
    </style:style>
    <style:style style:name="P3" style:family="paragraph">
      <style:paragraph-properties fo:text-align="center"/>
      <style:text-properties fo:font-size="12pt" fo:font-style="italic" style:font-size-asian="18pt" style:font-size-complex="18pt"/>
    </style:style>
    <style:style style:name="P4" style:family="paragraph">
      <style:text-properties fo:font-size="18pt" fo:font-weight="bold" style:font-size-asian="18pt" style:font-size-complex="18pt"/>
    </style:style>
    <style:style style:name="P5" style:family="paragraph">
      <style:text-properties fo:font-size="14pt" fo:font-weight="bold" style:font-size-asian="18pt" style:font-size-complex="18pt"/>
    </style:style>
    <style:style style:name="P6" style:family="paragraph">
      <style:text-properties fo:font-size="12pt" fo:font-style="italic" style:font-size-asian="18pt" style:font-size-complex="18pt"/>
    </style:style>
    <style:style style:name="P7" style:family="paragraph">
      <style:text-properties fo:color="#800000" fo:font-size="11pt" fo:font-style="italic" fo:font-weight="bold" style:font-size-asian="18pt" style:font-size-complex="1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>
      <style:paragraph-properties fo:text-align="center"/>
      <style:text-properties fo:color="#ffffff" fo:font-family="'Arial Black'" style:font-family-generic="swiss" style:font-pitch="variable" fo:font-size="12pt" style:font-size-asian="12pt" style:font-size-complex="12pt"/>
    </style:style>
    <style:style style:name="P21" style:family="paragraph">
      <style:text-properties fo:font-size="9pt" style:font-size-asian="9pt" style:font-size-complex="9pt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2pt" fo:font-style="italic" style:font-size-asian="18pt" style:font-size-complex="18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4pt" fo:font-weight="bold" style:font-size-asian="18pt" style:font-size-complex="18pt"/>
    </style:style>
    <style:style style:name="T5" style:family="text">
      <style:text-properties fo:color="#800000" fo:font-size="11pt" fo:font-style="italic" fo:font-weight="bold" style:font-size-asian="18pt" style:font-size-complex="1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color="#ffffff" fo:font-family="'Arial Black'" style:font-family-generic="swiss" style:font-pitch="variable" fo:font-size="12pt" style:font-size-asian="12pt" style:font-size-complex="12pt"/>
    </style:style>
    <style:style style:name="T1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cm" svg:height="5.5cm" svg:x="3.7cm" svg:y="5cm">
          <text:p/>
        </draw:rect>
        <draw:frame draw:style-name="gr2" draw:text-style-name="P2" draw:layer="layout" svg:width="4.278cm" svg:height="0.738cm" svg:x="3.7cm" svg:y="4cm">
          <draw:text-box>
            <text:p><text:span text:style-name="T1">HadesFIX Instance</text:span></text:p>
          </draw:text-box>
        </draw:frame>
        <draw:ellipse draw:style-name="gr3" draw:text-style-name="P3" draw:layer="layout" svg:width="4.5cm" svg:height="2cm" svg:x="4.7cm" svg:y="5.5cm">
          <text:p text:style-name="P1"><text:span text:style-name="T2">Client Session COMP1</text:span></text:p>
        </draw:ellipse>
        <draw:ellipse draw:style-name="gr3" draw:text-style-name="P3" draw:layer="layout" svg:width="4.5cm" svg:height="2cm" svg:x="9.7cm" svg:y="5.5cm">
          <text:p text:style-name="P1"><text:span text:style-name="T2">Client Session COMP2</text:span></text:p>
        </draw:ellipse>
        <draw:ellipse draw:style-name="gr3" draw:text-style-name="P3" draw:layer="layout" svg:width="4.5cm" svg:height="2cm" svg:x="4.7cm" svg:y="8cm">
          <text:p text:style-name="P1"><text:span text:style-name="T2">Server Session COMP3</text:span></text:p>
        </draw:ellipse>
        <draw:ellipse draw:style-name="gr3" draw:text-style-name="P3" draw:layer="layout" svg:width="4.5cm" svg:height="2cm" svg:x="9.7cm" svg:y="8cm">
          <text:p text:style-name="P1"><text:span text:style-name="T2">Server Session COMP4</text:span></text:p>
        </draw:ellipse>
        <draw:frame draw:style-name="gr4" draw:text-style-name="P4" draw:layer="layout" svg:width="1.5cm" svg:height="0.983cm" svg:x="14.7cm" svg:y="6cm">
          <draw:text-box>
            <text:p><text:span text:style-name="T3">...</text:span></text:p>
          </draw:text-box>
        </draw:frame>
        <draw:frame draw:style-name="gr4" draw:text-style-name="P4" draw:layer="layout" svg:width="1.5cm" svg:height="0.983cm" svg:x="14.7cm" svg:y="8.5cm">
          <draw:text-box>
            <text:p><text:span text:style-name="T3">...</text:span></text:p>
          </draw:text-box>
        </draw:frame>
        <draw:rect draw:style-name="gr5" draw:text-style-name="P1" draw:layer="layout" svg:width="15cm" svg:height="7.5cm" svg:x="2.9cm" svg:y="16.85cm">
          <text:p/>
        </draw:rect>
        <draw:frame draw:style-name="gr4" draw:text-style-name="P5" draw:layer="layout" svg:width="5.5cm" svg:height="0.818cm" svg:x="2.9cm" svg:y="15.85cm">
          <draw:text-box>
            <text:p><text:span text:style-name="T4">Client Session</text:span></text:p>
          </draw:text-box>
        </draw:frame>
        <draw:custom-shape draw:style-name="gr6" draw:text-style-name="P1" draw:layer="layout" svg:width="13cm" svg:height="2cm" svg:x="3.9cm" svg:y="17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7cm" svg:height="0.729cm" svg:x="3.9cm" svg:y="17.121cm">
          <draw:text-box>
            <text:p><text:span text:style-name="T2">Client Consumer Stream</text:span></text:p>
          </draw:text-box>
        </draw:frame>
        <draw:frame draw:style-name="gr2" draw:text-style-name="P6" draw:layer="layout" svg:width="4.909cm" svg:height="0.729cm" svg:x="3.9cm" svg:y="20.621cm">
          <draw:text-box>
            <text:p><text:span text:style-name="T2">Client Producer Stream</text:span></text:p>
          </draw:text-box>
        </draw:frame>
        <draw:custom-shape draw:style-name="gr6" draw:text-style-name="P1" draw:layer="layout" svg:width="13cm" svg:height="2cm" svg:x="3.9cm" svg:y="21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2.1cm" svg:height="0.7cm" svg:x="1.1cm" svg:y="17.8cm">
          <draw:text-box>
            <text:p><text:span text:style-name="T5">FIX Msg</text:span></text:p>
          </draw:text-box>
        </draw:frame>
        <draw:rect draw:style-name="gr5" draw:text-style-name="P8" draw:layer="layout" svg:width="2.3cm" svg:height="7.5cm" svg:x="-1.25cm" svg:y="16.85cm">
          <text:p/>
        </draw:rect>
        <draw:custom-shape draw:style-name="gr9" draw:text-style-name="P1" draw:layer="layout" svg:width="3cm" svg:height="0.85cm" svg:x="0.4cm" svg:y="18.38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cm" svg:height="0.85cm" svg:x="0.35cm" svg:y="22cm">
          <text:p/>
          <draw:enhanced-geometry svg:viewBox="0 0 21600 21600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2.1cm" svg:height="0.7cm" svg:x="1.1cm" svg:y="21.25cm">
          <draw:text-box>
            <text:p><text:span text:style-name="T5">FIX Msg</text:span></text:p>
          </draw:text-box>
        </draw:frame>
        <draw:rect draw:style-name="gr5" draw:text-style-name="P1" draw:layer="layout" svg:width="2.3cm" svg:height="7.5cm" svg:x="19.6cm" svg:y="16.85cm">
          <text:p/>
        </draw:rect>
        <draw:custom-shape draw:style-name="gr9" draw:text-style-name="P1" draw:layer="layout" svg:width="3cm" svg:height="0.85cm" svg:x="17.2cm" svg:y="18.3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cm" svg:height="0.85cm" svg:x="17.2cm" svg:y="21.9cm">
          <text:p/>
          <draw:enhanced-geometry svg:viewBox="0 0 21600 21600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.397cm" svg:height="0.7cm" svg:x="18.2cm" svg:y="17.7cm">
          <draw:text-box>
            <text:p><text:span text:style-name="T5">Msg</text:span></text:p>
          </draw:text-box>
        </draw:frame>
        <draw:frame draw:style-name="gr8" draw:text-style-name="P7" draw:layer="layout" svg:width="1.397cm" svg:height="0.7cm" svg:x="18.297cm" svg:y="21.068cm">
          <draw:text-box>
            <text:p><text:span text:style-name="T5">Msg</text:span></text:p>
          </draw:text-box>
        </draw:frame>
        <draw:frame draw:style-name="gr4" draw:text-style-name="P9" draw:layer="layout" svg:width="6.7cm" svg:height="0.75cm" draw:transform="rotate (1.5707963267946) translate (-0.65cm 23.95cm)">
          <draw:text-box>
            <text:p text:style-name="P1"><text:span text:style-name="T6">Counterparty</text:span></text:p>
          </draw:text-box>
        </draw:frame>
        <draw:frame draw:style-name="gr2" draw:text-style-name="P10" draw:layer="layout" svg:width="4.037cm" svg:height="0.738cm" draw:transform="rotate (-1.57079632679579) translate (21.338cm 18.413cm)">
          <draw:text-box>
            <text:p><text:span text:style-name="T6">Application Layer</text:span></text:p>
          </draw:text-box>
        </draw:frame>
      </draw:page>
      <draw:page draw:name="page2" draw:style-name="dp1" draw:master-page-name="Default">
        <draw:custom-shape draw:style-name="gr6" draw:text-style-name="P1" draw:layer="layout" svg:width="15.5cm" svg:height="9.52cm" svg:x="4.45cm" svg:y="3.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6.281cm" svg:height="0.818cm" svg:x="5.619cm" svg:y="2.35cm">
          <draw:text-box>
            <text:p><text:span text:style-name="T7">Client Consumer Stream</text:span></text:p>
          </draw:text-box>
        </draw:frame>
        <draw:rect draw:style-name="gr10" draw:text-style-name="P1" draw:layer="layout" svg:width="12.25cm" svg:height="1.9cm" svg:x="5.8cm" svg:y="4.2cm">
          <text:p/>
        </draw:rect>
        <draw:rect draw:style-name="gr10" draw:text-style-name="P1" draw:layer="layout" svg:width="12.25cm" svg:height="1.9cm" svg:x="5.8cm" svg:y="6.8cm">
          <text:p/>
        </draw:rect>
        <draw:frame draw:style-name="gr2" draw:text-style-name="P12" draw:layer="layout" svg:width="3.825cm" svg:height="0.729cm" svg:x="5.65cm" svg:y="3.45cm">
          <draw:text-box>
            <text:p><text:span text:style-name="T8">Consumer Flow 1</text:span></text:p>
          </draw:text-box>
        </draw:frame>
        <draw:frame draw:style-name="gr2" draw:text-style-name="P12" draw:layer="layout" svg:width="3.825cm" svg:height="0.729cm" svg:x="5.575cm" svg:y="6.171cm">
          <draw:text-box>
            <text:p><text:span text:style-name="T8">Consumer Flow 2</text:span></text:p>
          </draw:text-box>
        </draw:frame>
        <draw:rect draw:style-name="gr10" draw:text-style-name="P1" draw:layer="layout" svg:width="12.25cm" svg:height="1.9cm" svg:x="5.8cm" svg:y="10.1cm">
          <text:p/>
        </draw:rect>
        <draw:frame draw:style-name="gr2" draw:text-style-name="P12" draw:layer="layout" svg:width="3.825cm" svg:height="0.729cm" svg:x="5.5cm" svg:y="9.45cm">
          <draw:text-box>
            <text:p><text:span text:style-name="T8">Consumer Flow n</text:span></text:p>
          </draw:text-box>
        </draw:frame>
        <draw:frame draw:style-name="gr11" draw:text-style-name="P13" draw:layer="layout" svg:width="1.6cm" svg:height="1.301cm" svg:x="10.8cm" svg:y="8.499cm">
          <draw:text-box>
            <text:p><text:span text:style-name="T9">...</text:span></text:p>
          </draw:text-box>
        </draw:frame>
        <draw:circle draw:style-name="gr12" draw:text-style-name="P1" draw:layer="layout" svg:width="1.035cm" svg:height="1.035cm" svg:x="5.265cm" svg:y="4.615cm">
          <text:p text:style-name="P1">Filter 1</text:p>
        </draw:circle>
        <draw:circle draw:style-name="gr12" draw:text-style-name="P1" draw:layer="layout" svg:width="1.035cm" svg:height="1.035cm" svg:x="5.265cm" svg:y="7.191cm">
          <text:p text:style-name="P1">Filter 2</text:p>
        </draw:circle>
        <draw:custom-shape draw:style-name="gr6" draw:text-style-name="P1" draw:layer="layout" svg:width="2.2cm" svg:height="9.5cm" svg:x="0.05cm" svg:y="3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3.427cm" svg:height="0.738cm" draw:transform="rotate (1.5707963267946) translate (0.762cm 9.777cm)">
          <draw:text-box>
            <text:p><text:span text:style-name="T6">Client Session</text:span></text:p>
          </draw:text-box>
        </draw:frame>
        <draw:custom-shape draw:style-name="gr9" draw:text-style-name="P1" draw:layer="layout" svg:width="3.4cm" svg:height="0.35cm" svg:x="1.5cm" svg:y="4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8cm" svg:height="1.3cm" svg:x="4.65cm" svg:y="5.85cm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13" draw:text-style-name="P1" draw:layer="layout" svg:width="0.424cm" svg:height="0.8cm" svg:x="5.1cm" svg:y="10.37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8" draw:text-style-name="P14" draw:layer="layout" svg:width="2.05cm" svg:height="0.704cm" svg:x="2.3cm" svg:y="4.15cm">
          <draw:text-box>
            <text:p><text:span text:style-name="T10">FIX Msg</text:span></text:p>
          </draw:text-box>
        </draw:frame>
        <draw:custom-shape draw:style-name="gr6" draw:text-style-name="P1" draw:layer="layout" svg:width="15.5cm" svg:height="9.52cm" svg:x="4.5cm" svg:y="17.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1" draw:layer="layout" svg:width="6.01cm" svg:height="0.818cm" svg:x="5.669cm" svg:y="16.3cm">
          <draw:text-box>
            <text:p><text:span text:style-name="T7">Client Producer Stream</text:span></text:p>
          </draw:text-box>
        </draw:frame>
        <draw:rect draw:style-name="gr10" draw:text-style-name="P1" draw:layer="layout" svg:width="12.25cm" svg:height="1.9cm" svg:x="5.6cm" svg:y="21.05cm">
          <text:p/>
        </draw:rect>
        <draw:frame draw:style-name="gr2" draw:text-style-name="P12" draw:layer="layout" svg:width="3.241cm" svg:height="0.729cm" svg:x="6.15cm" svg:y="20.1cm">
          <draw:text-box>
            <text:p><text:span text:style-name="T8">Producer Flow</text:span></text:p>
          </draw:text-box>
        </draw:frame>
        <draw:custom-shape draw:style-name="gr6" draw:text-style-name="P1" draw:layer="layout" svg:width="2.2cm" svg:height="9.5cm" svg:x="0.1cm" svg:y="1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3.427cm" svg:height="0.738cm" draw:transform="rotate (1.5707963267946) translate (0.812cm 23.727cm)">
          <draw:text-box>
            <text:p><text:span text:style-name="T6">Client Session</text:span></text:p>
          </draw:text-box>
        </draw:frame>
        <draw:custom-shape draw:style-name="gr9" draw:text-style-name="P1" draw:layer="layout" svg:width="3.4cm" svg:height="0.35cm" svg:x="1.85cm" svg:y="21.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4" draw:layer="layout" svg:width="2.05cm" svg:height="0.704cm" svg:x="2.35cm" svg:y="18.1cm">
          <draw:text-box>
            <text:p><text:span text:style-name="T10">FIX Msg</text:span></text:p>
          </draw:text-box>
        </draw:frame>
      </draw:page>
      <draw:page draw:name="page3" draw:style-name="dp1" draw:master-page-name="Default">
        <draw:custom-shape draw:style-name="gr9" draw:text-style-name="P1" draw:layer="layout" svg:width="15.25cm" svg:height="7.35cm" svg:x="3.8cm" svg:y="3.3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5.2cm" svg:height="0.85cm" svg:x="4.95cm" svg:y="2.6cm">
          <draw:text-box>
            <text:p><text:span text:style-name="T11">Consumer Flow</text:span></text:p>
          </draw:text-box>
        </draw:frame>
        <draw:circle draw:style-name="gr15" draw:text-style-name="P1" draw:layer="layout" svg:width="1.55cm" svg:height="1.55cm" svg:x="5.15cm" svg:y="4.75cm">
          <text:p/>
        </draw:circle>
        <draw:frame draw:style-name="gr16" draw:text-style-name="P16" draw:layer="layout" svg:width="3.6cm" svg:height="0.607cm" svg:x="4.25cm" svg:y="4.193cm">
          <draw:text-box>
            <text:p><text:span text:style-name="T12">Consumer Handler 1</text:span></text:p>
          </draw:text-box>
        </draw:frame>
        <draw:circle draw:style-name="gr15" draw:text-style-name="P1" draw:layer="layout" svg:width="1.55cm" svg:height="1.55cm" svg:x="8.8cm" svg:y="5.65cm">
          <text:p/>
        </draw:circle>
        <draw:frame draw:style-name="gr16" draw:text-style-name="P16" draw:layer="layout" svg:width="3.6cm" svg:height="0.607cm" svg:x="8cm" svg:y="4.943cm">
          <draw:text-box>
            <text:p><text:span text:style-name="T12">Consumer Handler 2</text:span></text:p>
          </draw:text-box>
        </draw:frame>
        <draw:circle draw:style-name="gr15" draw:text-style-name="P1" draw:layer="layout" svg:width="1.55cm" svg:height="1.55cm" svg:x="16.1cm" svg:y="7.95cm">
          <text:p/>
        </draw:circle>
        <draw:frame draw:style-name="gr16" draw:text-style-name="P16" draw:layer="layout" svg:width="3.6cm" svg:height="0.607cm" svg:x="15.15cm" svg:y="7.243cm">
          <draw:text-box>
            <text:p><text:span text:style-name="T12">Consumer Handler n</text:span></text:p>
          </draw:text-box>
        </draw:frame>
        <draw:frame draw:style-name="gr17" draw:text-style-name="P17" draw:layer="layout" svg:width="1.3cm" svg:height="1.216cm" svg:x="12.15cm" svg:y="7.734cm">
          <draw:text-box>
            <text:p><text:span text:style-name="T13">...</text:span></text:p>
          </draw:text-box>
        </draw:frame>
        <draw:custom-shape draw:style-name="gr18" draw:text-style-name="P1" draw:layer="layout" svg:width="0.95cm" svg:height="0.85cm" svg:x="7.2cm" svg:y="6.0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8" draw:text-style-name="P1" draw:layer="layout" svg:width="0.95cm" svg:height="0.85cm" svg:x="10.75cm" svg:y="7.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8" draw:text-style-name="P1" draw:layer="layout" svg:width="0.95cm" svg:height="0.85cm" svg:x="14.6cm" svg:y="8.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9" draw:text-style-name="P1" draw:layer="layout" svg:width="1.95cm" svg:height="7.4cm" svg:x="0.0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4.3cm" svg:height="0.75cm" draw:transform="rotate (1.5707963267946) translate (0.55cm 9.1cm)">
          <draw:text-box>
            <text:p><text:span text:style-name="T6">Consumer Stream</text:span></text:p>
          </draw:text-box>
        </draw:frame>
        <draw:custom-shape draw:style-name="gr19" draw:text-style-name="P1" draw:layer="layout" svg:width="1.75cm" svg:height="0.75cm" svg:x="2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.75cm" svg:height="0.75cm" svg:x="17.8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6" draw:layer="layout" svg:width="3.125cm" svg:height="0.607cm" svg:x="17.125cm" svg:y="9.499cm">
          <draw:text-box>
            <text:p><text:span text:style-name="T12">To Application Tier</text:span></text:p>
          </draw:text-box>
        </draw:frame>
        <draw:custom-shape draw:style-name="gr9" draw:text-style-name="P1" draw:layer="layout" svg:width="15.25cm" svg:height="7.35cm" svg:x="3.75cm" svg:y="1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5.2cm" svg:height="0.85cm" svg:x="4.9cm" svg:y="15.25cm">
          <draw:text-box>
            <text:p><text:span text:style-name="T11">Producer Flow</text:span></text:p>
          </draw:text-box>
        </draw:frame>
        <draw:circle draw:style-name="gr15" draw:text-style-name="P1" draw:layer="layout" svg:width="1.55cm" svg:height="1.55cm" svg:x="5.1cm" svg:y="17.4cm">
          <text:p/>
        </draw:circle>
        <draw:frame draw:style-name="gr16" draw:text-style-name="P16" draw:layer="layout" svg:width="3.6cm" svg:height="0.607cm" svg:x="4.2cm" svg:y="16.843cm">
          <draw:text-box>
            <text:p><text:span text:style-name="T12">Producer Handler 1</text:span></text:p>
          </draw:text-box>
        </draw:frame>
        <draw:circle draw:style-name="gr15" draw:text-style-name="P1" draw:layer="layout" svg:width="1.55cm" svg:height="1.55cm" svg:x="8.75cm" svg:y="18.3cm">
          <text:p/>
        </draw:circle>
        <draw:frame draw:style-name="gr16" draw:text-style-name="P16" draw:layer="layout" svg:width="3.6cm" svg:height="0.607cm" svg:x="7.95cm" svg:y="17.593cm">
          <draw:text-box>
            <text:p><text:span text:style-name="T12">Producer Handler 2</text:span></text:p>
          </draw:text-box>
        </draw:frame>
        <draw:circle draw:style-name="gr15" draw:text-style-name="P1" draw:layer="layout" svg:width="1.55cm" svg:height="1.55cm" svg:x="15.7cm" svg:y="20.8cm">
          <text:p/>
        </draw:circle>
        <draw:frame draw:style-name="gr16" draw:text-style-name="P16" draw:layer="layout" svg:width="3.6cm" svg:height="0.607cm" svg:x="14.9cm" svg:y="20.043cm">
          <draw:text-box>
            <text:p><text:span text:style-name="T12">Producer Handler n</text:span></text:p>
          </draw:text-box>
        </draw:frame>
        <draw:frame draw:style-name="gr17" draw:text-style-name="P17" draw:layer="layout" svg:width="1.3cm" svg:height="1.216cm" svg:x="12.1cm" svg:y="20.384cm">
          <draw:text-box>
            <text:p><text:span text:style-name="T13">...</text:span></text:p>
          </draw:text-box>
        </draw:frame>
        <draw:custom-shape draw:style-name="gr18" draw:text-style-name="P1" draw:layer="layout" svg:width="0.95cm" svg:height="0.85cm" svg:x="7.15cm" svg:y="18.7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8" draw:text-style-name="P1" draw:layer="layout" svg:width="0.95cm" svg:height="0.85cm" svg:x="10.7cm" svg:y="19.95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8" draw:text-style-name="P1" draw:layer="layout" svg:width="0.95cm" svg:height="0.85cm" svg:x="14.065cm" svg:y="20.9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9" draw:text-style-name="P1" draw:layer="layout" svg:width="1.95cm" svg:height="7.4cm" svg:x="0cm" svg:y="15.95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4.3cm" svg:height="0.75cm" draw:transform="rotate (1.5707963267946) translate (0.5cm 21.75cm)">
          <draw:text-box>
            <text:p><text:span text:style-name="T6">Consumer Stream</text:span></text:p>
          </draw:text-box>
        </draw:frame>
        <draw:custom-shape draw:style-name="gr19" draw:text-style-name="P1" draw:layer="layout" svg:width="1.75cm" svg:height="0.75cm" svg:x="1.95cm" svg:y="17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1.75cm" svg:height="0.75cm" svg:x="17.6cm" svg:y="21.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6" draw:layer="layout" svg:width="3.925cm" svg:height="0.607cm" svg:x="16.725cm" svg:y="22.35cm">
          <draw:text-box>
            <text:p><text:span text:style-name="T12">From <text:s/>Application Tier</text:span></text:p>
          </draw:text-box>
        </draw:frame>
      </draw:page>
      <draw:page draw:name="page4" draw:style-name="dp1" draw:master-page-name="Default">
        <draw:rect draw:style-name="gr20" draw:text-style-name="P1" draw:layer="layout" svg:width="15cm" svg:height="1.35cm" svg:x="2.4cm" svg:y="11.6cm">
          <text:p><text:span text:style-name="T4">Session Coordinator</text:span></text:p>
        </draw:rect>
        <draw:custom-shape draw:style-name="gr21" draw:text-style-name="P18" draw:layer="layout" svg:width="2.9cm" svg:height="2.15cm" svg:x="2.35cm" svg:y="7.8cm">
          <text:p text:style-name="P1"><text:span text:style-name="T14">TCP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9cm" svg:height="1.9cm" svg:x="15cm" svg:y="7.9cm">
          <text:p text:style-name="P19"><text:span text:style-name="T15">Hand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15.05cm" svg:height="1.6cm" svg:x="2.4cm" svg:y="14.5cm">
          <text:p text:style-name="P8"><text:span text:style-name="T16">Hades Instan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65cm" svg:height="2.15cm" svg:x="5.6cm" svg:y="7.8cm">
          <text:p text:style-name="P1"><text:span text:style-name="T14">TC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2.4cm" svg:height="2.15cm" svg:x="11.8cm" svg:y="7.8cm">
          <text:p text:style-name="P1"><text:span text:style-name="T14">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0.35cm" svg:height="0.7cm" svg:x="16.45cm" svg:y="10.2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35cm" svg:height="0.65cm" svg:x="15.85cm" svg:y="10.21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0.35cm" svg:height="0.668cm" svg:x="15.201cm" svg:y="10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" draw:layer="layout" svg:width="0.35cm" svg:height="0.7cm" draw:transform="rotate (1.59278747536972) translate (15.679cm 17.33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35cm" svg:height="0.7cm" draw:transform="rotate (1.59278747536972) translate (15.65cm 17.847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1" draw:layer="layout" svg:width="1.2cm" svg:height="0.603cm" svg:x="16.55cm" svg:y="16.844cm">
          <draw:text-box>
            <text:p text:style-name="P21"><text:span text:style-name="T17">Alert</text:span></text:p>
          </draw:text-box>
        </draw:frame>
        <draw:frame draw:style-name="gr27" draw:text-style-name="P21" draw:layer="layout" svg:width="2.1cm" svg:height="0.603cm" svg:x="16.55cm" svg:y="17.344cm">
          <draw:text-box>
            <text:p text:style-name="P21"><text:span text:style-name="T17">Life Cycle</text:span></text:p>
          </draw:text-box>
        </draw:frame>
        <draw:frame draw:style-name="gr27" draw:text-style-name="P21" draw:layer="layout" svg:width="2cm" svg:height="0.603cm" svg:x="16.55cm" svg:y="17.897cm">
          <draw:text-box>
            <text:p text:style-name="P21"><text:span text:style-name="T17">Message</text:span></text:p>
          </draw:text-box>
        </draw:frame>
        <draw:custom-shape draw:style-name="gr21" draw:text-style-name="P18" draw:layer="layout" svg:width="2.65cm" svg:height="2.15cm" svg:x="8.7cm" svg:y="7.8cm">
          <text:p text:style-name="P1"><text:span text:style-name="T14">FIX </text:span></text:p>
          <text:p text:style-name="P1"><text:span text:style-name="T14">Server/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-0.35cm" svg:height="-0.7cm" svg:x="9.55cm" svg:y="10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3cm" svg:height="0.7cm" svg:x="9.85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35cm" svg:height="0.7cm" svg:x="10.5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3cm" svg:height="0.7cm" svg:x="6.45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35cm" svg:height="0.7cm" svg:x="7.1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3cm" svg:height="0.7cm" svg:x="3.25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35cm" svg:height="0.7cm" svg:x="3.9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3cm" svg:height="0.7cm" svg:x="12.5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35cm" svg:height="0.7cm" svg:x="13.15cm" svg:y="10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-0.35cm" svg:height="-0.7cm" svg:x="9.55cm" svg:y="14.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-0.35cm" svg:height="-0.7cm" svg:x="10.2cm" svg:y="14.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" draw:layer="layout" svg:width="0.35cm" svg:height="0.7cm" svg:x="10.5cm" svg:y="13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0.35cm" svg:height="0.7cm" draw:transform="rotate (-1.57079632679579) translate (16.35cm 18.0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ictor Rotaru</meta:initial-creator>
    <meta:creation-date>2011-01-20T14:53:34.23</meta:creation-date>
    <dc:date>2011-03-08T09:31:27.36</dc:date>
    <dc:creator>Victor Rotaru</dc:creator>
    <meta:editing-duration>P2DT13H32M22S</meta:editing-duration>
    <meta:editing-cycles>32</meta:editing-cycles>
    <meta:generator>OpenOffice.org/3.3$Win32 OpenOffice.org_project/330m20$Build-9567</meta:generator>
    <meta:document-statistic meta:object-count="113"/>
  </office:meta>
</office:document-meta>
</file>